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8.2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3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10pt" fo:font-weight="bold" fo:font-family="Calibri" style:font-family-asian="Calibri" style:font-family-complex="Calibri" fo:background-color="transparent" fo:color="#999999"/>
    </style:style>
    <style:style style:name="T8" style:family="text">
      <style:text-properties fo:font-size="14.00pt" fo:font-weight="bold" fo:font-family="Calibri" style:font-family-asian="Calibri" style:font-family-complex="Calibri" fo:background-color="transparent" fo:color="#999999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10pt" fo:font-weight="bold" fo:font-family="'Liberation Sans'" style:font-family-asian="'Liberation Sans'" style:font-family-complex="'Liberation Sans'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2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15.00%" fo:text-align="left" fo:margin-bottom="7.00pt"/>
    </style:style>
    <style:style style:name="P4" style:family="paragraph">
      <style:paragraph-properties fo:line-height="100.00%" fo:text-align="center" fo:margin-top="7.00pt" fo:margin-bottom="6.00p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center" fo:margin-top="7.00pt" fo:margin-bottom="6.00pt"/>
    </style:style>
    <style:style style:name="P7" style:family="paragraph">
      <style:paragraph-properties fo:line-height="100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</office:automatic-styles>
  <office:body>
    <office:text>
      <text:p text:style-name="P1"><draw:frame text:anchor-type="as-char" svg:width="37.04mm" svg:height="37.04mm" style:rel-width="scale" style:rel-height="scale"><draw:object-ole xlink:href="OleObj1"/><draw:image xlink:href="ObjectReplacements/OleObj1"/></draw:frame><text:span text:style-name="T2">GridTracker v1.22</text:span><text:span text:style-name="T3">.</text:span><text:span text:style-name="T4">1006</text:span><text:span text:style-name="T5"><text:line-break/></text:span><text:span text:style-name="T6">An Amateur Radio Companion</text:span></text:p>
      <text:p text:style-name="P2"><text:span text:style-name="T7">October 6th</text:span><text:span text:style-name="T8">, 20202</text:span></text:p>
      <text:p text:style-name="P3"><text:span text:style-name="T9"/></text:p>
      <text:p text:style-name="P4"><text:span text:style-name="T10">General Information</text:span></text:p>
      <text:p text:style-name="P5"><text:span text:style-name="T11"/></text:p>
      <text:p text:style-name="P5"><text:span text:style-name="T12">We welcome new developers, especially those with a background in JavaScript WebKit development to join us. Any user code contribution is also welcome as well. </text:span></text:p>
      <text:p text:style-name="P5"><text:span text:style-name="T13"/></text:p>
      <text:p text:style-name="P5"><text:span text:style-name="T14">As always if you find any bugs or have any suggestions or comments, We welcome those in our Groups.IO and Discord channels. </text:span></text:p>
      <text:p text:style-name="P5"><text:span text:style-name="T15"/></text:p>
      <text:p text:style-name="P6"><text:span text:style-name="T16">Changelog</text:span></text:p>
      <text:p text:style-name="P7"><text:span text:style-name="T17">Main App:</text:span></text:p>
      <text:list text:style-name="L8">
        <text:list-item>
          <text:p text:style-name="P8"><text:span text:style-name="T17">New option in Settings -&gt; Lookups -&gt; Feature Control -&gt; POTA.<text:s text:c="2"/>When "Enabled", track POTA spots from p</text:span><text:span text:style-name="T18">ota.app<text:s/></text:span><text:span text:style-name="T19">and auto-report activations. When "Menu Button" checked and menu button active, show active parks following "Map View FIlters" rules.</text:span></text:p>
        </text:list-item>
        <text:list-item>
          <text:p text:style-name="P8"><text:span text:style-name="T19">OAMS spotting fixed for multiple-instances</text:span></text:p>
        </text:list-item>
        <text:list-item>
          <text:p text:style-name="P8"><text:span text:style-name="T19">St. Maarten continent changed from SA to NA</text:span></text:p>
        </text:list-item>
        <text:list-item>
          <text:p text:style-name="P8"><text:span text:style-name="T19">DXCC none ( ie:<text:s text:c="2"/>CALL/MM ) no longer counted in Scores or DXCCs stats tabs</text:span></text:p>
        </text:list-item>
        <text:list-item>
          <text:p text:style-name="P8"><text:span text:style-name="T19">After long window minimize, restore looks correct.</text:span></text:p>
        </text:list-item>
        <text:list-item>
          <text:p text:style-name="P8"><text:span text:style-name="T19">Fixed dupe check for last QSO partner (chasing bands, not logging)</text:span></text:p>
        </text:list-item>
        <text:list-item>
          <text:p text:style-name="P8"><text:span text:style-name="T19">Prefixes and direct callsign updates from BIGCTY 2022-09-20</text:span></text:p>
        </text:list-item>
      </text:list>
      <text:p text:style-name="P9"><text:span text:style-name="T20"/></text:p>
      <text:p text:style-name="P9"><text:span text:style-name="T21">Call Roster:</text:span></text:p>
      <text:list text:style-name="L10">
        <text:list-item>
          <text:p text:style-name="P10"><text:span text:style-name="T21">Fixed right-click on DXCC not showing DXCC ignore menu</text:span></text:p>
        </text:list-item>
        <text:list-item>
          <text:p text:style-name="P10"><text:span text:style-name="T21">Fixed "Clear Call Roster On Band Change" bug that caused the roster to blank</text:span></text:p>
        </text:list-item>
        <text:list-item>
          <text:p text:style-name="P10"><text:span text:style-name="T21">Fixed Age column not sorting correctly</text:span></text:p>
        </text:list-item>
        <text:list-item>
          <text:p text:style-name="P10"><text:span text:style-name="T21">Fixed County cell not doing lookups when allowed</text:span></text:p>
        </text:list-item>
        <text:list-item>
          <text:p text:style-name="P10"><text:span text:style-name="T21">Changed County column to show number of potential counties for a callsign</text:span></text:p>
        </text:list-item>
        <text:list-item>
          <text:p text:style-name="P10"><text:span text:style-name="T21">Add "RR73 as CQ" to Exceptions</text:span></text:p>
        </text:list-item>
        <text:list-item>
          <text:p text:style-name="P10"><text:span text:style-name="T21">Added 4 new "Mastesr of Radio Communications" awards from QRZ.com to Award Tracker</text:span></text:p>
        </text:list-item>
        <text:list-item>
          <text:p text:style-name="P10"><text:span text:style-name="T21">Award Tracker now shows in the Wanted cell the first award that meets criteria</text:span></text:p>
        </text:list-item>
        <text:list-item>
          <text:p text:style-name="P10"><text:span text:style-name="T21">Instances now horizontal between controls and roster table</text:span></text:p>
        </text:list-item>
        <text:list-item>
          <text:p text:style-name="P10"><text:span text:style-name="T21">New option in Settings -&gt; Call Roster -&gt; "Call Roster Delay On Focus".. when enabled will delay redraw of roster after decode round(s)</text:span></text:p>
        </text:list-item>
      </text:list>
      <text:p text:style-name="P11"><text:span text:style-name="T22"/></text:p>
      <text:p text:style-name="P11"><text:span text:style-name="T22"/></text:p>
      <text:p text:style-name="P11"><text:span text:style-name="T23">GridTracker is:</text:span></text:p>
      <text:p text:style-name="P11"><text:span text:style-name="T23">Copyright © 2018-2020 by Stephen ‘Tag’ Loomis</text:span></text:p>
      <text:p text:style-name="P11"><text:span text:style-name="T23">Copyright © 2020-2022 by GridTracker.org</text:span></text:p>
      <text:p text:style-name="P11"><text:span text:style-name="T23">All rights reserved.</text:span></text:p>
      <text:p text:style-name="P11"><text:span text:style-name="T24"/></text:p>
      <text:p text:style-name="P11"><text:span text:style-name="T25">GridTracker uses the OSS compliant BSD 3 Clause License</text:span></text:p>
      <text:p text:style-name="P11"><text:span text:style-name="T25">Source code is available at GitLab:<text:s/></text:span><text:a xlink:href="https://gitlab.com/gridtracker.org/gridtracker"><text:span text:style-name="T26">https://gitlab.com/gridtracker.org/gridtracker</text:span></text:a><text:span text:style-name="T2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